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anvas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anvas</text:h>
                    <text:list>
                        <text:list-item>
                            <text:h text:style-name="Heading_20_2" text:outline-level="2">Description</text:h>
                        </text:list-item>
                    </text:list>
                </text:list-item>
            </text:list>

            <text:p text:style-name="Standard">A Canvas inherits from Image where the user can draw anything. Rectangles, texts, images, lines, arcs can be drawn here using lvgl's drawing engine. All this must be implemented in your custom code.</text:p><text:p text:style-name="Standard">More info (<text:a xlink:type="simple" xlink:href="https://docs.lvgl.io/master/widgets/list.html" text:style-name="Internet_20_link" text:visited-style-name="Visited_20_Internet_20_Link">link</text:a>)</text:p>

            
                <text:list xml:id="list_Canvas2" text:continue-numbering="true" text:continue-list="list_Canvas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anvas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Canvas4" text:continue-numbering="true" text:continue-list="list_Canvas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Canvas5" text:continue-numbering="true" text:continue-list="list_Canvas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Canvas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anvas7" text:continue-numbering="true" text:continue-list="list_Canvas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anvas8" text:continue-numbering="true" text:continue-list="list_Canvas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Canvas9" text:continue-numbering="true" text:continue-list="list_Canvas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anvas10" text:continue-numbering="true" text:continue-list="list_Canvas9"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anvas11"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anvas12" text:continue-numbering="true" text:continue-list="list_Canvas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anvas13" text:continue-numbering="true" text:continue-list="list_Canvas12"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anvas14"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anvas15" text:continue-numbering="true" text:continue-list="list_Canvas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anvas16" text:continue-numbering="true" text:continue-list="list_Canvas15"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anvas17"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anvas18" text:continue-numbering="true" text:continue-list="list_Canvas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anvas19" text:continue-numbering="true" text:continue-list="list_Canvas18"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anvas20"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anvas21" text:continue-numbering="true" text:continue-list="list_Canvas19"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anvas22" text:continue-numbering="true" text:continue-list="list_Canvas21"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anvas23" text:continue-numbering="true" text:continue-list="list_Canvas22"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anvas24" text:continue-numbering="true" text:continue-list="list_Canvas23"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anvas25" text:continue-numbering="true" text:continue-list="list_Canvas24"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anvas26" text:continue-numbering="true" text:continue-list="list_Canvas25"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anvas27" text:continue-numbering="true" text:continue-list="list_Canvas26"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anvas28" text:continue-numbering="true" text:continue-list="list_Canvas27"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anvas29" text:continue-numbering="true" text:continue-list="list_Canvas28"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anvas30" text:continue-numbering="true" text:continue-list="list_Canvas29"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anvas31" text:continue-numbering="true" text:continue-list="list_Canvas30"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anvas32" text:continue-numbering="true" text:continue-list="list_Canvas31"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anvas33" text:continue-numbering="true" text:continue-list="list_Canvas32"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anvas34" text:continue-numbering="true" text:continue-list="list_Canvas33"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anvas35" text:continue-numbering="true" text:continue-list="list_Canvas34"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anvas36" text:continue-numbering="true" text:continue-list="list_Canvas35"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anvas37" text:continue-numbering="true" text:continue-list="list_Canvas36"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anvas38" text:continue-numbering="true" text:continue-list="list_Canvas37"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anvas39" text:continue-numbering="true" text:continue-list="list_Canvas38"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anvas40" text:continue-numbering="true" text:continue-list="list_Canvas39"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anvas41" text:continue-numbering="true" text:continue-list="list_Canvas40"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anvas42" text:continue-numbering="true" text:continue-list="list_Canvas41"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anvas43" text:continue-numbering="true" text:continue-list="list_Canvas42"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anvas44" text:continue-numbering="true" text:continue-list="list_Canvas43"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Canvas45" text:continue-numbering="true" text:continue-list="list_Canvas44"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Canvas46"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Canvas47" text:continue-numbering="true" text:continue-list="list_Canvas45"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Canvas48"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Canvas49" text:continue-numbering="true" text:continue-list="list_Canvas47"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Canvas50"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Canvas51" text:continue-numbering="true" text:continue-list="list_Canvas49"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Canvas52"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anvas53" text:continue-numbering="true" text:continue-list="list_Canvas51"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anvas54" text:continue-numbering="true" text:continue-list="list_Canvas53"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anvas55" text:continue-numbering="true" text:continue-list="list_Canvas54"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anvas56" text:continue-numbering="true" text:continue-list="list_Canvas55"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anvas57" text:continue-numbering="true" text:continue-list="list_Canvas56"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anvas58" text:continue-numbering="true" text:continue-list="list_Canvas57"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Canvas59" text:continue-numbering="true" text:continue-list="list_Canvas58"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anvas60" text:continue-numbering="true" text:continue-list="list_Canvas5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anvas6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anvas62" text:continue-numbering="true" text:continue-list="list_Canvas6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anvas63" text:continue-numbering="true" text:continue-list="list_Canvas6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anvas64" text:continue-numbering="true" text:continue-list="list_Canvas6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